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TT10" svg:font-family="CMTT10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line-height="0.499cm" fo:text-align="start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line-height="0.499cm" fo:text-align="start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CMTT10" style:font-size-asian="10pt" style:font-style-asian="normal" style:font-weight-asian="normal" style:font-name-complex="CMTT10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text-properties fo:color="#000000" style:text-underline-style="none"/>
    </style:style>
    <style:style style:name="P6" style:family="paragraph" style:parent-style-name="Standard">
      <style:text-properties fo:color="#000000" fo:font-size="10pt" style:text-underline-style="none" style:font-size-asian="10pt" style:font-size-complex="10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 style:master-page-name="">
      <style:paragraph-properties fo:line-height="0.499cm" fo:text-align="start" style:justify-single-word="false" style:page-number="auto"/>
      <style:text-properties style:font-name="Times New Roman" fo:font-size="10pt" style:font-size-asian="10pt" style:font-size-complex="10pt"/>
    </style:style>
    <style:style style:name="P9" style:family="paragraph" style:parent-style-name="Standard" style:list-style-name="L1">
      <style:text-properties fo:font-size="10pt" style:font-size-asian="10pt" style:font-size-complex="10pt"/>
    </style:style>
    <style:style style:name="P10" style:family="paragraph" style:parent-style-name="Standard" style:list-style-name="L1">
      <style:text-properties fo:font-size="15pt" style:font-size-asian="15pt" style:font-size-complex="15pt"/>
    </style:style>
    <style:style style:name="P11" style:family="paragraph" style:parent-style-name="Standard">
      <style:text-properties fo:color="#0000ff" fo:font-size="10pt" style:text-underline-style="solid" style:text-underline-width="auto" style:text-underline-color="font-color" style:font-size-asian="10pt" style:font-size-complex="10pt"/>
    </style:style>
    <style:style style:name="P12" style:family="paragraph" style:parent-style-name="Standard" style:list-style-name="L2">
      <style:text-properties fo:color="#0000ff" fo:font-size="10pt" style:text-underline-style="solid" style:text-underline-width="auto" style:text-underline-color="font-color" style:font-size-asian="10pt" style:font-size-complex="10pt"/>
    </style:style>
    <style:style style:name="P13" style:family="paragraph" style:parent-style-name="Standard">
      <style:text-properties fo:color="#0000ff"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P14" style:family="paragraph" style:parent-style-name="Standard">
      <style:text-properties fo:color="#000000" style:font-name="Times New Roman" fo:font-size="10pt" style:text-underline-style="none" style:font-name-asian="Arial1" style:font-size-asian="10pt" style:font-name-complex="Arial1" style:font-size-complex="10pt"/>
    </style:style>
    <style:style style:name="P15" style:family="paragraph" style:parent-style-name="Standard" style:list-style-name="L1">
      <style:text-properties fo:color="#000000" fo:font-size="10pt" style:text-underline-style="none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color="#000000" fo:font-size="10pt" style:text-underline-style="none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Arial1" fo:font-size="12pt" style:font-name-asian="Arial1" style:font-size-asian="12pt" style:font-name-complex="Arial1" style:font-size-complex="12pt"/>
    </style:style>
    <style:style style:name="T4" style:family="text">
      <style:text-properties style:font-name="Times New Roman" fo:font-size="10pt" style:font-name-asian="Arial1" style:font-size-asian="10pt" style:font-name-complex="Arial1" style:font-size-complex="10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/>HTML5-GRUNDGERÜST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>Uebung/06_Layout</text:p>
          </table:table-cell>
          <table:table-cell table:style-name="Tabelle1.C2" office:value-type="string">
            <text:p text:style-name="P1">Schuljahr 2015/16</text:p>
          </table:table-cell>
        </table:table-row>
      </table:table>
      <text:p text:style-name="Standard"/>
      <text:p text:style-name="Standard"/>
      <text:p text:style-name="P2"><text:s/>1.<text:tab/>Folgende Dateien stehen Ihnen zur Verfügung:</text:p>
      <text:p text:style-name="P2"/>
      <text:p text:style-name="P8"><text:tab/><text:tab/>table.html</text:p>
      <text:p text:style-name="P3"/>
      <text:p text:style-name="P4"><text:tab/>Aufgabe zur Tabelle </text:p>
      <text:p text:style-name="P16">Besonderheiten im Beispielprojekt neben dem 3-Spalten-Layout</text:p>
      <text:p text:style-name="P16"/>
      <text:p text:style-name="P16">Im kompletten Projekt stecken einige Highlights. Dadurch lernt man nicht nur, wie man ein 3-Spalten-Layout erstellt, sondern auch wie man coole Effekte zaubert mit</text:p>
      <text:p text:style-name="P16">durchsichtigen Bereichen,</text:p>
      <text:p text:style-name="P16">mehr Design durch teiltransparente Bereiche und</text:p>
      <text:p text:style-name="P16">eine Steuerung mit Feedback für Besucher</text:p>
      <text:p text:style-name="P16"/>
      <text:p text:style-name="P16">Im folgenden Tutorial bauen wir das komplette Design Schritt für Schritt nach: mit HTML5 und dem benötigten CSS. Einfacher Lernen von HTML und CSS anhand eines kompletten Projektes.</text:p>
      <text:p text:style-name="P16"/>
      <text:p text:style-name="P16">Dazu wird in 9 Einheiten vorgegangen:</text:p>
      <text:p text:style-name="P16">HTML5-Grundgerüst erstellen und mit Textinhalt füllen</text:p>
      <text:p text:style-name="P16">Bereiche der Website definieren</text:p>
      <text:p text:style-name="P16">3-Spalten-Layout über CSS einfügen</text:p>
      <text:p text:style-name="P16">Mittlere Spalte im 3-Spalten-Layout mit automatischer Anpassung an Breite des Browserfensters</text:p>
      <text:p text:style-name="P16">Zentriertes Design integrieren</text:p>
      <text:p text:style-name="P16">Kopfbereich mit durchsichtigem Bereich</text:p>
      <text:p text:style-name="P16">Hintergrundgrafiken und teiltransparente Bereiche hinzufügen</text:p>
      <text:p text:style-name="P16">Design der Schriften und Aufzählungen</text:p>
      <text:p text:style-name="P16">Steuerung mit Feedback erstellen</text:p>
      <text:p text:style-name="P16"/>
      <text:p text:style-name="P16">In den nächsten Tagen werden der Reihe nach die Kapitel zum 3-Spalten-Layout freigeschaltet.</text:p>
      <text:p text:style-name="P16"><text:s/>Wer Schreibfehler findet, bitte mailen.</text:p>
      <text:p text:style-name="P16"/>
      <text:p text:style-name="P16">Und nun viel Spaß beim Lernen des 3-Spalten-Layouts samt einer großen Packung Design für Websi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TT10" svg:font-family="CMTT10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5-10-11T22:36:27.82</meta:creation-date>
    <dc:date>2015-10-25T19:32:16.38</dc:date>
    <dc:creator>Yvonne Fitzgerald</dc:creator>
    <meta:editing-duration>PT2H8M17S</meta:editing-duration>
    <meta:editing-cycles>10</meta:editing-cycles>
    <meta:generator>OpenOffice/4.1.1$Win32 OpenOffice.org_project/411m6$Build-9775</meta:generator>
    <meta:document-statistic meta:table-count="1" meta:image-count="0" meta:object-count="0" meta:page-count="1" meta:paragraph-count="28" meta:word-count="178" meta:character-count="1380"/>
  </office:meta>
</office:document-meta>
</file>